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b308229" officeooo:paragraph-rsid="1b308229"/>
    </style:style>
    <style:style style:name="P2" style:family="paragraph" style:parent-style-name="Text_20_body" style:list-style-name="L87">
      <style:text-properties officeooo:rsid="1b308229" officeooo:paragraph-rsid="1b308229"/>
    </style:style>
    <style:style style:name="P3" style:family="paragraph" style:parent-style-name="Text_20_body" style:list-style-name="L87">
      <style:text-properties officeooo:rsid="1b31bf3e" officeooo:paragraph-rsid="1b31bf3e"/>
    </style:style>
    <style:style style:name="P4" style:family="paragraph" style:parent-style-name="Text_20_body">
      <style:text-properties officeooo:rsid="1b329ea6" officeooo:paragraph-rsid="1b329ea6"/>
    </style:style>
    <style:style style:name="P5" style:family="paragraph" style:parent-style-name="Text_20_body" style:list-style-name="L88">
      <style:text-properties officeooo:rsid="1b345b03" officeooo:paragraph-rsid="1b345b03"/>
    </style:style>
    <style:style style:name="P6" style:family="paragraph" style:parent-style-name="Text_20_body">
      <style:text-properties officeooo:rsid="1b35a830" officeooo:paragraph-rsid="1b35a830"/>
    </style:style>
    <style:style style:name="P7" style:family="paragraph" style:parent-style-name="Text_20_body" style:list-style-name="L89">
      <style:text-properties officeooo:rsid="1b371806" officeooo:paragraph-rsid="1b371806"/>
    </style:style>
    <style:style style:name="P8" style:family="paragraph" style:parent-style-name="Text_20_body">
      <style:text-properties officeooo:rsid="1b382f39" officeooo:paragraph-rsid="1b382f39"/>
    </style:style>
    <style:style style:name="P9" style:family="paragraph" style:parent-style-name="Text_20_body" style:list-style-name="L90">
      <style:text-properties officeooo:rsid="1b382f39" officeooo:paragraph-rsid="1b382f39"/>
    </style:style>
    <style:style style:name="P10" style:family="paragraph" style:parent-style-name="Text_20_body">
      <style:text-properties officeooo:rsid="1b38f1d3" officeooo:paragraph-rsid="1b38f1d3"/>
    </style:style>
    <style:style style:name="P11" style:family="paragraph" style:parent-style-name="Text_20_body" style:list-style-name="L90">
      <style:text-properties officeooo:rsid="1b39d1fc" officeooo:paragraph-rsid="1b39d1fc"/>
    </style:style>
    <style:style style:name="P12" style:family="paragraph" style:parent-style-name="Text_20_body" style:list-style-name="L91">
      <style:text-properties officeooo:rsid="1b3ac250" officeooo:paragraph-rsid="1b3ac250"/>
    </style:style>
    <style:style style:name="P13" style:family="paragraph" style:parent-style-name="Text_20_body">
      <style:text-properties officeooo:rsid="1b3b0bfe" officeooo:paragraph-rsid="1b3b0bfe"/>
    </style:style>
    <style:style style:name="P14" style:family="paragraph" style:parent-style-name="Text_20_body" style:list-style-name="L92">
      <style:text-properties officeooo:rsid="1b3b0bfe" officeooo:paragraph-rsid="1b3b0bfe"/>
    </style:style>
    <style:style style:name="P15" style:family="paragraph" style:parent-style-name="Text_20_body" style:list-style-name="L92">
      <style:text-properties officeooo:rsid="1b3b1a9c" officeooo:paragraph-rsid="1b3b1a9c"/>
    </style:style>
    <style:style style:name="P16" style:family="paragraph" style:parent-style-name="Text_20_body" style:list-style-name="L92">
      <style:text-properties officeooo:rsid="1b3ccc0b" officeooo:paragraph-rsid="1b3ccc0b"/>
    </style:style>
    <style:style style:name="P17" style:family="paragraph" style:parent-style-name="Text_20_body">
      <style:text-properties officeooo:rsid="1b3e3500" officeooo:paragraph-rsid="1b3e3500"/>
    </style:style>
    <style:style style:name="P18" style:family="paragraph" style:parent-style-name="Text_20_body">
      <style:text-properties officeooo:rsid="1b3fca23" officeooo:paragraph-rsid="1b3fca23"/>
    </style:style>
    <style:style style:name="P19" style:family="paragraph" style:parent-style-name="Text_20_body" style:list-style-name="L93">
      <style:text-properties officeooo:rsid="1b3fca23" officeooo:paragraph-rsid="1b3fca23"/>
    </style:style>
    <style:style style:name="P20" style:family="paragraph" style:parent-style-name="Text_20_body" style:list-style-name="L93">
      <style:text-properties officeooo:rsid="1b419ec7" officeooo:paragraph-rsid="1b419ec7"/>
    </style:style>
    <style:style style:name="P21" style:family="paragraph" style:parent-style-name="Text_20_body" style:list-style-name="L88">
      <style:text-properties officeooo:rsid="1b426f43" officeooo:paragraph-rsid="1b426f43"/>
    </style:style>
    <style:style style:name="P22" style:family="paragraph" style:parent-style-name="Text_20_body" style:list-style-name="L93">
      <style:text-properties officeooo:rsid="1b433a84" officeooo:paragraph-rsid="1b433a84"/>
    </style:style>
    <style:style style:name="P23" style:family="paragraph" style:parent-style-name="Text_20_body" style:list-style-name="L93">
      <style:text-properties officeooo:rsid="1b444f47" officeooo:paragraph-rsid="1b444f47"/>
    </style:style>
    <style:style style:name="P24" style:family="paragraph" style:parent-style-name="Text_20_body" style:list-style-name="L93">
      <style:text-properties officeooo:rsid="1b452789" officeooo:paragraph-rsid="1b452789"/>
    </style:style>
    <style:style style:name="P25" style:family="paragraph" style:parent-style-name="Text_20_body" style:list-style-name="L93">
      <style:text-properties officeooo:rsid="1b454438" officeooo:paragraph-rsid="1b454438"/>
    </style:style>
    <style:style style:name="P26" style:family="paragraph" style:parent-style-name="Text_20_body" style:list-style-name="L93">
      <style:text-properties officeooo:rsid="1b45852e" officeooo:paragraph-rsid="1b45852e"/>
    </style:style>
    <style:style style:name="P27" style:family="paragraph" style:parent-style-name="Text_20_body">
      <style:text-properties officeooo:rsid="1b46ca1f" officeooo:paragraph-rsid="1b46ca1f"/>
    </style:style>
    <style:style style:name="P28" style:family="paragraph" style:parent-style-name="Text_20_body" style:list-style-name="L94">
      <style:text-properties officeooo:rsid="1b46ca1f" officeooo:paragraph-rsid="1b46ca1f"/>
    </style:style>
    <style:style style:name="P2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b329ea6"/>
    </style:style>
    <style:style style:name="T2" style:family="text">
      <style:text-properties officeooo:rsid="1b345b03"/>
    </style:style>
    <style:style style:name="T3" style:family="text">
      <style:text-properties officeooo:rsid="1b3d4e0e"/>
    </style:style>
    <style:style style:name="T4" style:family="text">
      <style:text-properties officeooo:rsid="1b419e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Podzemí pod Vadorou</text:h>
      <text:p text:style-name="P1">(Nebo možná poblíž)</text:p>
      <text:p text:style-name="P10">IDEA: Podzemí je rozdělené na sektory (zavalené chodby, tajné vchody, další místa dostupná portálem, atd.). Takže ho postavy budou zkoumat po částech.</text:p>
      <text:list xml:id="list2796320803" text:style-name="L91">
        <text:list-item>
          <text:p text:style-name="P12">Hinty v podobě útržků map (kudy se má smysl prokopat) a podobně.</text:p>
        </text:list-item>
      </text:list>
      <text:p text:style-name="P4">Mohla by Vadora stát na ruinách elfského města?</text:p>
      <text:list xml:id="list1886019475" text:style-name="L87">
        <text:list-item>
          <text:p text:style-name="P2">Kdyby na místě Vadory kdysi stálo e<text:span text:style-name="T1">l</text:span>f<text:span text:style-name="T1">s</text:span>ké město, nejspíš by po něm zbyly ruiny. Určitě by ho lidi reusnuli na stavební materiál (to se možná stalo, z něčeho museli postavit hradby).</text:p>
          <text:list>
            <text:list-item>
              <text:p text:style-name="P3">Někdo by si ještě mohl pamatovat, jak se město stavělo. Zřejmě už v té době kopáči narazili na katakomby.</text:p>
            </text:list-item>
          </text:list>
        </text:list-item>
      </text:list>
      <text:p text:style-name="P4">K čemu sloužilo podzemí pod elfským měste<text:span text:style-name="T2">m</text:span>?</text:p>
      <text:list xml:id="list4227199954" text:style-name="L88">
        <text:list-item>
          <text:p text:style-name="P5">Pohřebiště (to by určitě mohlo, to je dobrá příležitost pro loot).</text:p>
        </text:list-item>
        <text:list-item>
          <text:p text:style-name="P5">Podzemní útočiště (tzn. vlastně funkční podzemní město).</text:p>
          <text:list>
            <text:list-item>
              <text:p text:style-name="P21">Určitě tam mohou být nějaké dílny/laborky. Něco z toho teď možná používají goblini (i když asi ne na elfskou magii, ale na vlastní).</text:p>
            </text:list-item>
          </text:list>
        </text:list-item>
      </text:list>
      <text:p text:style-name="P6">Jsou tam nějaké přirozené jeskyně?</text:p>
      <text:list xml:id="list90610691" text:style-name="L89">
        <text:list-item>
          <text:p text:style-name="P7">Je to pod řekou, takže to asi moc nedává smysl. Možná někde dál.</text:p>
        </text:list-item>
      </text:list>
      <text:p text:style-name="P17"><text:soft-page-break/>Je tam určitě víc vstupů (obě skupiny to mohou prozkoumávat relativně nezávisle. A spolu s nimi elfové/trpaslíci).</text:p>
      <text:p text:style-name="P8">Proč je tam portál?</text:p>
      <text:list xml:id="list3582707202" text:style-name="L90">
        <text:list-item>
          <text:p text:style-name="P9">Evakuace podzemního města, posílání posil. Přímo ve městě mohl být další, tenhle byl víceméně záložní.</text:p>
        </text:list-item>
        <text:list-item>
          <text:p text:style-name="P11">Měl by u něj bejt výtah (tedy šachta)</text:p>
        </text:list-item>
      </text:list>
      <text:p text:style-name="P13">Co v podzemí žije?</text:p>
      <text:list xml:id="list462165379" text:style-name="L92">
        <text:list-item>
          <text:p text:style-name="P14">Je to celé město, mohlo by klidně být obydlené. Otázka je, kým. Goblini?</text:p>
          <text:list>
            <text:list-item>
              <text:p text:style-name="P14">Mohly by to být civilizované bytosti (tzn. ne jako goblini na povrchu).</text:p>
            </text:list-item>
          </text:list>
        </text:list-item>
        <text:list-item>
          <text:p text:style-name="P14">Jak se živí, jak se dostávají pryč? Portálem?</text:p>
          <text:list>
            <text:list-item>
              <text:p text:style-name="P15">Asi měli krátkou interakci s lidma už v době stavby Vadory. Cestu důkladně zazdili.</text:p>
            </text:list-item>
          </text:list>
        </text:list-item>
        <text:list-item>
          <text:p text:style-name="P16">V případě velkého ohrožení město kompletně opustí <text:span text:style-name="T3">(a vezmou si s sebou svoje magická světla a tak)</text:span>.</text:p>
        </text:list-item>
      </text:list>
      <text:p text:style-name="P18">Docela by se mi líbila nějaká ta nekromancie.</text:p>
      <text:list xml:id="list1779544139" text:style-name="L93">
        <text:list-item>
          <text:p text:style-name="P19">V katakombách dost možná kdysi experimentoval nějaký elfský mág. <text:span text:style-name="T4">Jeho výzkum teď může zkoušet oživit někdo jiný.</text:span></text:p>
          <text:list>
            <text:list-item>
              <text:p text:style-name="P20">Vedlejší efekty: Začnou ožívat mrtvoly nahoře ve městě a na hřbitově?</text:p>
              <text:list>
                <text:list-item>
                  <text:p text:style-name="P20">Musím se zamyslet nad tím, jak elfská nekromancie vlastně funguje.</text:p>
                </text:list-item>
                <text:list-item>
                  <text:p text:style-name="P20"><text:soft-page-break/>Byl by to každopádně vedlejší efekt působení něčeho v podzemí (třeba ten starý nekromant změněný v liche, přízrak, nebo tak něco?)</text:p>
                </text:list-item>
              </text:list>
            </text:list-item>
            <text:list-item>
              <text:p text:style-name="P22">Nebo to mohou dělat goblinší nekromanti…</text:p>
              <text:list>
                <text:list-item>
                  <text:p text:style-name="P23">Berou z katakomb mrtvoly, oživují je posílají je portálem tam, kde zrovna s někým bojují.</text:p>
                </text:list-item>
                <text:list-item>
                  <text:p text:style-name="P24">Goblini by u sebe mohli mít kousky map, podle kterých se prokopávají k dalším mrtvolám.</text:p>
                </text:list-item>
                <text:list-item>
                  <text:p text:style-name="P25">Možná by mohli přenášet vědomí goblinů do těl mrtvých elfů (otázka je, jestli u toho ti goblini musí umřít. Možná jen upadnou do hibernace).</text:p>
                </text:list-item>
                <text:list-item>
                  <text:p text:style-name="P26">Přenos by mohl pár dní trvat, takže by tam leželi goblini vedle mrtvol. Předčasné probuzení by mohlo vést k polopříčetným zombiím.</text:p>
                </text:list-item>
              </text:list>
            </text:list-item>
          </text:list>
        </text:list-item>
      </text:list>
      <text:p text:style-name="P27">Ve městě bude řádit upír (prastarý, byl v torporu v katakombách a někdo ho probudil).</text:p>
      <text:list xml:id="list4105173121" text:style-name="L94">
        <text:list-item>
          <text:p text:style-name="P28">Postavy by mohly najít pozůstatky tomb raiderů, kteří ho (svou krví) probudil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13T14:13:08.927000000</dc:date>
    <meta:print-date>2113-01-01T00:00:00</meta:print-date>
    <meta:editing-cycles>11851</meta:editing-cycles>
    <meta:editing-duration>P35DT5H32M25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" meta:paragraph-count="36" meta:word-count="476" meta:character-count="2737" meta:non-whitespace-character-count="2321"/>
  </office:meta>
</office:document-meta>
</file>